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0811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1.6661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3346in"/>
    </style:style>
    <style:style style:name="co37" style:family="table-column">
      <style:table-column-properties fo:break-before="auto" style:column-width="1.4984in"/>
    </style:style>
    <style:style style:name="co38" style:family="table-column">
      <style:table-column-properties fo:break-before="auto" style:column-width="2.1409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2.0098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1.0047in"/>
    </style:style>
    <style:style style:name="co44" style:family="table-column">
      <style:table-column-properties fo:break-before="auto" style:column-width="1.0264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GTN_PLT_AC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</text:span><text:span text:style-name="T18">alli_test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as the first (e.g: </text:span><text:span text:style-name="T18">1brice.revenant or _allitest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9" table:default-cell-style-name="ce107"/>
        <table:table-column table:style-name="co20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</text:span><text:span text:style-name="T9">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</text:span><text:span text:style-name="T18">alli_test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as the first (e.g: </text:span><text:span text:style-name="T18">1brice.revenant or _allitest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</text:span><text:span text:style-name="T18">fields</text:span></text:p>
            <text:p><text:span text:style-name="T18">- Input invalid value in Text </text:span><text:span text:style-name="T18">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</text:span><text:span text:style-name="T18">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21" table:default-cell-style-name="ce107"/>
        <table:table-column table:style-name="co20" table:default-cell-style-name="ce144"/>
        <table:table-column table:style-name="co22" table:default-cell-style-name="ce146"/>
        <table:table-column table:style-name="co23" table:default-cell-style-name="ce146"/>
        <table:table-column table:style-name="co17" table:default-cell-style-name="ce146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default-cell-style-name="ce146"/>
        <table:table-column table:style-name="co27" table:default-cell-style-name="ce146"/>
        <table:table-column table:style-name="co28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</text:span><text:span text:style-name="T19">form is shown, includes:</text:span></text:p>
            <text:p>-<text:span text:style-name="T16"> User Management</text:span><text:span text:style-name="T19"> is chosen </text:span><text:span text:style-name="T19">as default, existing users list is </text:span><text:span text:style-name="T19">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9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</text:span><text:span text:style-name="T19">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9">and </text:span><text:span text:style-name="T7">Confirm New </text:span><text:span text:style-name="T7">Password</text:span><text:span text:style-name="T19"> are shown only when </text:span><text:span text:style-name="T7">Change Password </text:span><text:span text:style-name="T19">option is </text:span><text:span text:style-name="T19">checked, otherwise, they're </text:span><text:span text:style-name="T19">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</text:span><text:span text:style-name="T19">option is selected</text:span></text:p>
            <text:p><text:span text:style-name="T19">- </text:span><text:span text:style-name="T7">Business Infor</text:span><text:span text:style-name="T19"> is displayed if </text:span><text:span text:style-name="T19">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</text:span><text:span text:style-name="T19">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</text:span><text:span text:style-name="T9">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</text:span><text:span text:style-name="T9">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><text:span text:style-name="T19">- Click </text:span><text:span text:style-name="T7">Cancel</text:span><text:span text:style-name="T19"> in confirm </text:span><text:span text:style-name="T19">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</text:span><text:span text:style-name="T26">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</text:span><text:span text:style-name="T27">management</text:span><text:span text:style-name="T17"> Page from </text:span><text:span text:style-name="T17">UserToolBarGroupPortlet </text:span></text:p>
            <text:p><text:span text:style-name="T17">- Select </text:span><text:span text:style-name="T28">Group Management</text:span><text:span text:style-name="T17"> </text:span><text:span text:style-name="T17">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</text:span><text:span text:style-name="T29">anymore): </text:span></text:p>
            <text:p><text:span text:style-name="T29">he can not see any page </text:span><text:span text:style-name="T29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g to above </text:span><text:span text:style-name="T19">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16">Membership</text:span><text:span text:style-name="T7"> </text:span><text:span text:style-name="T7">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9" table:default-cell-style-name="ce107"/>
        <table:table-column table:style-name="co30" table:default-cell-style-name="ce163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</text:span><text:span text:style-name="T19">with number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</text:span><text:span text:style-name="T19">with dash characters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dash characters in the </text:span><text:span text:style-name="T34">middle (e.g: new.category or </text:span><text:span text:style-name="T34">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</text:span><text:span text:style-name="T19">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</text:span><text:span text:style-name="T26">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</text:span><text:span text:style-name="T26">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</text:span><text:span text:style-name="T26">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left </text:span><text:span text:style-name="T19">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left </text:span><text:span text:style-name="T19">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</text:span><text:span text:style-name="T16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3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4" table:default-cell-style-name="ce144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</text:span><text:span text:style-name="T19">dashboard and move mouse on </text:span><text:span text:style-name="T16">Site</text:span><text:span text:style-name="T19"> </text:span><text:span text:style-name="T7">editor or Group editor or </text:span><text:span text:style-name="T7">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</text:span><text:span text:style-name="T19">in menu form:</text:span></text:p>
            <text:p><text:span text:style-name="T19">- </text:span><text:span text:style-name="T7">Add new page: </text:span><text:span text:style-name="T19">user can add </text:span><text:span text:style-name="T19">new page by wizard</text:span></text:p>
            <text:p><text:span text:style-name="T7">- Edit page: </text:span><text:span text:style-name="T19">user can edit </text:span><text:span text:style-name="T19">current page</text:span><text:span text:style-name="T7"> </text:span></text:p>
            <text:p><text:span text:style-name="T7">- Edit site layout: </text:span><text:span text:style-name="T19">user can edit </text:span><text:span text:style-name="T19">layout </text:span></text:p>
            <text:p><text:span text:style-name="T44">When click</text:span></text:p>
            <text:p><text:span text:style-name="T37">- Site editor: can add/edit page </text:span><text:span text:style-name="T37">and edit layout of portal</text:span></text:p>
            <text:p><text:span text:style-name="T37">- Group editor:can add/edit page </text:span><text:span text:style-name="T37">and edit layout of <text:s/>group</text:span></text:p>
            <text:p><text:span text:style-name="T37">- Dashboard editor: can add/edit </text:span><text:span text:style-name="T37">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41" table:default-cell-style-name="ce144"/>
        <table:table-column table:style-name="co10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5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</text:span><text:span text:style-name="T45">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</text:span><text:span text:style-name="T47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2" table:default-cell-style-name="ce48"/>
        <table:table-column table:style-name="co43" table:default-cell-style-name="ce243"/>
        <table:table-column table:style-name="co44" table:default-cell-style-name="ce246"/>
        <table:table-column table:style-name="co45" table:default-cell-style-name="ce246"/>
        <table:table-column table:style-name="co46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3">
          <table:table-cell table:style-name="ce196"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6"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8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3T18:23:50</dc:date>
    <meta:editing-cycles>650</meta:editing-cycles>
    <meta:editing-duration>P12DT1H29M38S</meta:editing-duration>
    <meta:user-defined meta:name="Info 1"/>
    <meta:user-defined meta:name="Info 2"/>
    <meta:user-defined meta:name="Info 3"/>
    <meta:user-defined meta:name="Info 4"/>
    <meta:document-statistic meta:table-count="9" meta:cell-count="8178" meta:object-count="6"/>
  </office:meta>
</office:document-meta>
</file>